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ffffff" draw:marker-start-width="0.327cm" draw:marker-end-width="0.327cm" draw:textarea-horizontal-align="center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4" style:family="graphic" style:parent-style-name="standard">
      <style:graphic-properties svg:stroke-width="0.018cm" svg:stroke-color="#ffffff" draw:marker-start-width="0.327cm" draw:marker-end-width="0.327cm" draw:textarea-horizontal-align="center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009999" draw:textarea-horizontal-align="center" draw:textarea-vertical-align="middle"/>
    </style:style>
    <style:style style:name="gr10" style:family="graphic" style:parent-style-name="standard">
      <style:graphic-properties draw:fill-color="#0066ff" draw:textarea-horizontal-align="center" draw:textarea-vertical-align="middle"/>
    </style:style>
    <style:style style:name="gr11" style:family="graphic" style:parent-style-name="standard">
      <style:graphic-properties draw:fill-color="#00cccc" draw:textarea-horizontal-align="center" draw:textarea-vertical-align="middle"/>
    </style:style>
    <style:style style:name="gr12" style:family="graphic" style:parent-style-name="standard">
      <style:graphic-properties draw:fill-color="#6600ff" draw:textarea-horizontal-align="center" draw:textarea-vertical-align="middle"/>
    </style:style>
    <style:style style:name="gr13" style:family="graphic" style:parent-style-name="standard">
      <style:graphic-properties draw:fill-color="#6600cc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4.5cm" svg:height="13.5cm" svg:x="23.5cm" svg:y="7.5cm">
          <text:p/>
        </draw:rect>
        <draw:rect draw:style-name="gr2" draw:text-style-name="P1" draw:layer="layout" svg:width="9.5cm" svg:height="1.5cm" svg:x="18.5cm" svg:y="0cm">
          <text:p/>
        </draw:rect>
        <draw:frame draw:style-name="gr3" draw:layer="layout" svg:width="4.5cm" svg:height="1.463cm" svg:x="22.5cm" svg:y="0.5cm">
          <draw:text-box>
            <text:p>02</text:p>
          </draw:text-box>
        </draw:frame>
        <draw:rect draw:style-name="gr4" draw:text-style-name="P1" draw:layer="layout" svg:width="4.5cm" svg:height="10cm" svg:x="0cm" svg:y="7.5cm">
          <text:p text:style-name="P1">07</text:p>
        </draw:rect>
        <draw:rect draw:style-name="gr5" draw:text-style-name="P1" draw:layer="layout" svg:width="18cm" svg:height="3.5cm" svg:x="10cm" svg:y="17.5cm">
          <text:p/>
        </draw:rect>
        <draw:frame draw:style-name="gr6" draw:layer="layout" svg:width="3.5cm" svg:height="0.963cm" svg:x="25cm" svg:y="10.537cm">
          <draw:text-box>
            <text:p>03</text:p>
          </draw:text-box>
        </draw:frame>
        <draw:rect draw:style-name="gr5" draw:text-style-name="P1" draw:layer="layout" svg:width="4.5cm" svg:height="3.5cm" svg:x="23.5cm" svg:y="17.5cm">
          <text:p/>
        </draw:rect>
        <draw:frame draw:style-name="gr6" draw:layer="layout" svg:width="4.5cm" svg:height="0.963cm" svg:x="16cm" svg:y="19cm">
          <draw:text-box>
            <text:p>05</text:p>
          </draw:text-box>
        </draw:frame>
        <draw:frame draw:style-name="gr6" draw:layer="layout" svg:width="5cm" svg:height="0.963cm" svg:x="13cm" svg:y="9cm">
          <draw:text-box>
            <text:p>01</text:p>
          </draw:text-box>
        </draw:frame>
        <draw:frame draw:style-name="gr6" draw:layer="layout" svg:width="3cm" svg:height="0.963cm" svg:x="25cm" svg:y="18.537cm">
          <draw:text-box>
            <text:p>04</text:p>
          </draw:text-box>
        </draw:frame>
        <draw:rect draw:style-name="gr7" draw:text-style-name="P1" draw:layer="layout" svg:width="2.5cm" svg:height="2.5cm" svg:x="21cm" svg:y="15cm">
          <text:p text:style-name="P1">06</text:p>
        </draw:rect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rface ingam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Size and position of each componnent is relative to the Screen size.</text:p>
                <text:p/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1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>Main display of the game world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2</text:p>
          </draw:text-box>
        </draw:frame>
        <draw:rect draw:style-name="gr9" draw:text-style-name="P1" draw:layer="layout" svg:width="15cm" svg:height="4cm" svg:x="3cm" svg:y="8cm">
          <text:p text:style-name="P1">Recap game</text:p>
        </draw:rect>
        <draw:rect draw:style-name="gr10" draw:text-style-name="P1" draw:layer="layout" svg:width="7cm" svg:height="4cm" svg:x="18cm" svg:y="8cm">
          <text:p text:style-name="P1">menu</text:p>
        </draw:rect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2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"Recap game" displays the acctual turn in the game the participating users with their remaining Spiritual energy.</text:p>
                <text:p/>
                <text:p>Clicking on another player name open he's graveyard.</text:p>
                <text:p>"menu" open the game menu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3</text:p>
          </draw:text-box>
        </draw:frame>
        <draw:rect draw:style-name="gr2" draw:text-style-name="P1" draw:layer="layout" svg:width="10.5cm" svg:height="16cm" svg:x="9cm" svg:y="4cm">
          <text:p/>
        </draw:rect>
        <draw:rect draw:style-name="gr11" draw:text-style-name="P1" draw:layer="layout" svg:width="7cm" svg:height="1.5cm" svg:x="10.5cm" svg:y="4.5cm">
          <text:p text:style-name="P1">End turn button</text:p>
        </draw:rect>
        <draw:rect draw:style-name="gr12" draw:text-style-name="P1" draw:layer="layout" svg:width="8.5cm" svg:height="12cm" svg:x="10cm" svg:y="7cm">
          <text:p text:style-name="P1">Selected</text:p>
          <text:p text:style-name="P1">creature/hero</text:p>
          <text:p text:style-name="P1">card</text:p>
        </draw:rect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nd turn butt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The "end turn button" is grayed until Spirit have no action left to do.</text:p>
                <text:p/>
                <text:p>Once clicked the user turn end and the next other user turn start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Selected creature/her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Display the selected owned hero/creature card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4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Library/deck this is the user library when the player drow a card he do so from the to of he's library/deck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5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ll the card the user drowed are in he's hand </text:p>
                <text:p/>
                <text:p>cards can be creatures, traps, or spell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6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graveyard, </text:p>
                <text:p>all used card goes from user hand to the graveyard.</text:p>
                <text:p/>
                <text:p>The graveyard can be clicked to open the graveyard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raveyard</text:p>
          </draw:text-box>
        </draw:frame>
        <draw:rect draw:style-name="gr2" draw:text-style-name="P1" draw:layer="layout" svg:width="21.5cm" svg:height="7cm" svg:x="3.5cm" svg:y="8cm">
          <text:p/>
        </draw:rect>
        <draw:rect draw:style-name="gr13" draw:text-style-name="P1" draw:layer="layout" svg:width="3.5cm" svg:height="6cm" svg:x="4.5cm" svg:y="8.5cm">
          <text:p text:style-name="P1">card</text:p>
        </draw:rect>
        <draw:rect draw:style-name="gr13" draw:text-style-name="P1" draw:layer="layout" svg:width="3.5cm" svg:height="6cm" svg:x="8.5cm" svg:y="8.5cm">
          <text:p text:style-name="P1">card</text:p>
        </draw:rect>
        <draw:rect draw:style-name="gr13" draw:text-style-name="P1" draw:layer="layout" svg:width="3.5cm" svg:height="6cm" svg:x="12.5cm" svg:y="8.5cm">
          <text:p text:style-name="P1">card</text:p>
        </draw:rect>
        <draw:rect draw:style-name="gr13" draw:text-style-name="P1" draw:layer="layout" svg:width="3.5cm" svg:height="6cm" svg:x="16.5cm" svg:y="8.5cm">
          <text:p text:style-name="P1">card</text:p>
        </draw:rect>
        <draw:rect draw:style-name="gr13" draw:text-style-name="P1" draw:layer="layout" svg:width="3.5cm" svg:height="6cm" svg:x="20.5cm" svg:y="8.5cm">
          <text:p text:style-name="P1">card</text:p>
        </draw:rect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07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Opponent card display, display the hovered opponent creature card.</text:p>
              </text:list-header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1M2S</meta:editing-duration>
    <meta:editing-cycles>4</meta:editing-cycles>
    <meta:generator>OpenOffice/4.0.1$Win32 OpenOffice.org_project/401m5$Build-9714</meta:generator>
    <dc:date>2014-01-27T16:56:57.70</dc:date>
    <meta:document-statistic meta:object-count="90"/>
  </office:meta>
</office:document-meta>
</file>